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73cm" fo:min-width="0.823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  <style:paragraph-properties style:writing-mode="lr-tb"/>
    </style:style>
    <style:style style:name="gr7" style:family="graphic" style:parent-style-name="objectwithoutfill">
      <style:graphic-properties draw:stroke="dash" draw:stroke-dash="Double_20_Dash" draw:marker-end="Arrowheads_20_1" draw:marker-end-width="0.3cm" svg:stroke-linecap="butt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uble_20_Dash_20__28_Rounded_29_" svg:stroke-linecap="round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323cm" svg:height="1.323cm" svg:x="3.722cm" svg:y="3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323cm" svg:height="1.323cm" svg:x="6.391cm" svg:y="3.6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045cm" svg:y1="4.271cm" svg:x2="6.391cm" svg:y2="4.271cm" draw:start-shape="id1" draw:start-glue-point="1" draw:end-shape="id2" draw:end-glue-point="3" svg:d="M5045 4271h1346" svg:viewBox="0 0 1347 1">
          <text:p/>
        </draw:connector>
        <draw:custom-shape draw:style-name="gr1" draw:text-style-name="P1" xml:id="id3" draw:id="id3" draw:layer="layout" svg:width="1.323cm" svg:height="1.323cm" svg:x="9.06cm" svg:y="3.6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714cm" svg:y1="4.271cm" svg:x2="9.06cm" svg:y2="4.271cm" draw:end-shape="id3" draw:end-glue-point="3" svg:d="M7714 4271h1346" svg:viewBox="0 0 1347 1">
          <text:p/>
        </draw:connector>
        <draw:custom-shape draw:style-name="gr1" draw:text-style-name="P1" xml:id="id4" draw:id="id4" draw:layer="layout" svg:width="1.323cm" svg:height="1.323cm" svg:x="11.729cm" svg:y="3.6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383cm" svg:y1="4.271cm" svg:x2="11.729cm" svg:y2="4.271cm" draw:end-shape="id4" draw:end-glue-point="3" svg:d="M10383 4271h1346" svg:viewBox="0 0 1347 1">
          <text:p/>
        </draw:connector>
        <draw:connector draw:style-name="gr3" draw:text-style-name="P2" draw:layer="layout" draw:line-skew="0.061cm" svg:x1="12.394cm" svg:y1="6.224cm" svg:x2="12.39cm" svg:y2="4.933cm" draw:end-shape="id4" draw:end-glue-point="2" svg:d="M12394 6224v-334h-4v-957" svg:viewBox="0 0 5 1292">
          <text:p/>
        </draw:connector>
        <draw:connector draw:style-name="gr3" draw:text-style-name="P2" draw:layer="layout" draw:line-skew="0.061cm" svg:x1="9.747cm" svg:y1="6.224cm" svg:x2="9.743cm" svg:y2="4.933cm" svg:d="M9747 6224v-334h-4v-957" svg:viewBox="0 0 5 1292">
          <text:p/>
        </draw:connector>
        <draw:connector draw:style-name="gr3" draw:text-style-name="P2" draw:layer="layout" draw:line-skew="0.061cm" svg:x1="7.1cm" svg:y1="6.224cm" svg:x2="7.096cm" svg:y2="4.933cm" svg:d="M7100 6224v-334h-4v-957" svg:viewBox="0 0 5 1292">
          <text:p/>
        </draw:connector>
        <draw:connector draw:style-name="gr3" draw:text-style-name="P2" draw:layer="layout" draw:line-skew="0.061cm" svg:x1="4.38cm" svg:y1="6.224cm" svg:x2="4.376cm" svg:y2="4.933cm" svg:d="M4380 6224v-334h-4v-957" svg:viewBox="0 0 5 1292">
          <text:p/>
        </draw:connector>
        <draw:connector draw:style-name="gr3" draw:text-style-name="P2" draw:layer="layout" draw:line-skew="0.061cm" svg:x1="12.344cm" svg:y1="3.61cm" svg:x2="12.34cm" svg:y2="2.319cm" svg:d="M12344 3610v-334h-4v-957" svg:viewBox="0 0 5 1292">
          <text:p/>
        </draw:connector>
        <draw:frame draw:style-name="gr4" draw:text-style-name="P3" draw:layer="layout" svg:width="1.011cm" svg:height="0.962cm" svg:x="11.906cm" svg:y="6.109cm">
          <draw:text-box>
            <text:p>y<text:span text:style-name="T1">t</text:span></text:p>
          </draw:text-box>
        </draw:frame>
        <draw:frame draw:style-name="gr5" draw:text-style-name="P3" draw:layer="layout" svg:width="1.443cm" svg:height="1.673cm" svg:x="9.261cm" svg:y="6.133cm">
          <draw:text-box>
            <text:p>y<text:span text:style-name="T1">t-1</text:span></text:p>
          </draw:text-box>
        </draw:frame>
        <draw:frame draw:style-name="gr4" draw:text-style-name="P3" draw:layer="layout" svg:width="1.731cm" svg:height="0.962cm" svg:x="6.591cm" svg:y="6.133cm">
          <draw:text-box>
            <text:p>y<text:span text:style-name="T1">t-2</text:span></text:p>
          </draw:text-box>
        </draw:frame>
        <draw:frame draw:style-name="gr6" draw:text-style-name="P3" draw:layer="layout" svg:width="1.755cm" svg:height="1.035cm" svg:x="3.946cm" svg:y="6.157cm">
          <draw:text-box>
            <text:p>y<text:span text:style-name="T1">t-3</text:span></text:p>
          </draw:text-box>
        </draw:frame>
        <draw:connector draw:style-name="gr7" draw:text-style-name="P2" draw:layer="layout" svg:x1="1.896cm" svg:y1="4.278cm" svg:x2="3.722cm" svg:y2="4.271cm" svg:d="M1896 4278h913v-7h913" svg:viewBox="0 0 1827 8">
          <text:p/>
        </draw:connector>
        <draw:frame draw:style-name="gr5" draw:text-style-name="P3" draw:layer="layout" svg:width="1.442cm" svg:height="1.673cm" svg:x="11.859cm" svg:y="1.154cm">
          <draw:text-box>
            <text:p><text:span text:style-name="T2">ŷ</text:span><text:span text:style-name="T1">t+</text:span><text:span text:style-name="T1">1</text:span></text:p>
          </draw:text-box>
        </draw:frame>
        <draw:custom-shape draw:style-name="gr1" draw:text-style-name="P1" xml:id="id5" draw:id="id5" draw:layer="layout" svg:width="1.323cm" svg:height="1.323cm" svg:x="3.722cm" svg:y="9.8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323cm" svg:height="1.323cm" svg:x="6.391cm" svg:y="9.87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045cm" svg:y1="10.533cm" svg:x2="6.391cm" svg:y2="10.533cm" draw:start-shape="id5" draw:start-glue-point="1" draw:end-shape="id6" draw:end-glue-point="3" svg:d="M5045 10533h1346" svg:viewBox="0 0 1347 1">
          <text:p/>
        </draw:connector>
        <draw:custom-shape draw:style-name="gr1" draw:text-style-name="P1" xml:id="id7" draw:id="id7" draw:layer="layout" svg:width="1.323cm" svg:height="1.323cm" svg:x="9.06cm" svg:y="9.87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714cm" svg:y1="10.533cm" svg:x2="9.06cm" svg:y2="10.533cm" draw:end-shape="id7" draw:end-glue-point="3" svg:d="M7714 10533h1346" svg:viewBox="0 0 1347 1">
          <text:p/>
        </draw:connector>
        <draw:custom-shape draw:style-name="gr1" draw:text-style-name="P1" xml:id="id8" draw:id="id8" draw:layer="layout" svg:width="1.323cm" svg:height="1.323cm" svg:x="11.729cm" svg:y="9.87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383cm" svg:y1="10.533cm" svg:x2="11.729cm" svg:y2="10.533cm" draw:end-shape="id8" draw:end-glue-point="3" svg:d="M10383 10533h1346" svg:viewBox="0 0 1347 1">
          <text:p/>
        </draw:connector>
        <draw:connector draw:style-name="gr3" draw:text-style-name="P2" draw:layer="layout" draw:line-skew="0.061cm" svg:x1="12.394cm" svg:y1="12.486cm" svg:x2="12.39cm" svg:y2="11.195cm" draw:end-shape="id8" draw:end-glue-point="2" svg:d="M12394 12486v-334h-4v-957" svg:viewBox="0 0 5 1292">
          <text:p/>
        </draw:connector>
        <draw:connector draw:style-name="gr3" draw:text-style-name="P2" draw:layer="layout" draw:line-skew="0.061cm" svg:x1="9.747cm" svg:y1="12.486cm" svg:x2="9.743cm" svg:y2="11.195cm" svg:d="M9747 12486v-334h-4v-957" svg:viewBox="0 0 5 1292">
          <text:p/>
        </draw:connector>
        <draw:connector draw:style-name="gr3" draw:text-style-name="P2" draw:layer="layout" draw:line-skew="0.061cm" svg:x1="7.1cm" svg:y1="12.486cm" svg:x2="7.096cm" svg:y2="11.195cm" svg:d="M7100 12486v-334h-4v-957" svg:viewBox="0 0 5 1292">
          <text:p/>
        </draw:connector>
        <draw:connector draw:style-name="gr3" draw:text-style-name="P2" draw:layer="layout" draw:line-skew="0.061cm" svg:x1="4.38cm" svg:y1="12.486cm" svg:x2="4.376cm" svg:y2="11.195cm" svg:d="M4380 12486v-334h-4v-957" svg:viewBox="0 0 5 1292">
          <text:p/>
        </draw:connector>
        <draw:frame draw:style-name="gr4" draw:text-style-name="P3" draw:layer="layout" svg:width="1.011cm" svg:height="0.962cm" svg:x="11.906cm" svg:y="12.371cm">
          <draw:text-box>
            <text:p>y<text:span text:style-name="T1">t</text:span></text:p>
          </draw:text-box>
        </draw:frame>
        <draw:frame draw:style-name="gr5" draw:text-style-name="P3" draw:layer="layout" svg:width="1.443cm" svg:height="1.673cm" svg:x="9.261cm" svg:y="12.395cm">
          <draw:text-box>
            <text:p>y<text:span text:style-name="T1">t</text:span><text:span text:style-name="T1">-1</text:span></text:p>
          </draw:text-box>
        </draw:frame>
        <draw:frame draw:style-name="gr4" draw:text-style-name="P3" draw:layer="layout" svg:width="1.731cm" svg:height="0.962cm" svg:x="6.591cm" svg:y="12.395cm">
          <draw:text-box>
            <text:p>y<text:span text:style-name="T1">t-2</text:span></text:p>
          </draw:text-box>
        </draw:frame>
        <draw:frame draw:style-name="gr6" draw:text-style-name="P3" draw:layer="layout" svg:width="1.755cm" svg:height="1.035cm" svg:x="3.946cm" svg:y="12.419cm">
          <draw:text-box>
            <text:p>y<text:span text:style-name="T1">t-3</text:span></text:p>
          </draw:text-box>
        </draw:frame>
        <draw:connector draw:style-name="gr7" draw:text-style-name="P2" draw:layer="layout" svg:x1="1.896cm" svg:y1="10.54cm" svg:x2="3.722cm" svg:y2="10.533cm" svg:d="M1896 10540h913v-7h913" svg:viewBox="0 0 1827 8">
          <text:p/>
        </draw:connector>
        <draw:frame draw:style-name="gr5" draw:text-style-name="P3" draw:layer="layout" svg:width="1.442cm" svg:height="1.673cm" svg:x="11.859cm" svg:y="8.197cm">
          <draw:text-box>
            <text:p><text:span text:style-name="T2">ŷ</text:span><text:span text:style-name="T1">t+1</text:span></text:p>
          </draw:text-box>
        </draw:frame>
        <draw:custom-shape draw:style-name="gr1" draw:text-style-name="P1" xml:id="id9" draw:id="id9" draw:layer="layout" svg:width="1.323cm" svg:height="1.323cm" svg:x="3.722cm" svg:y="3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323cm" svg:height="1.323cm" svg:x="6.391cm" svg:y="3.6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045cm" svg:y1="4.271cm" svg:x2="6.391cm" svg:y2="4.271cm" draw:start-shape="id9" draw:start-glue-point="1" draw:end-shape="id10" draw:end-glue-point="3" svg:d="M5045 4271h1346" svg:viewBox="0 0 1347 1">
          <text:p/>
        </draw:connector>
        <draw:custom-shape draw:style-name="gr1" draw:text-style-name="P1" xml:id="id11" draw:id="id11" draw:layer="layout" svg:width="1.323cm" svg:height="1.323cm" svg:x="9.06cm" svg:y="3.6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714cm" svg:y1="4.271cm" svg:x2="9.06cm" svg:y2="4.271cm" draw:end-shape="id11" draw:end-glue-point="3" svg:d="M7714 4271h1346" svg:viewBox="0 0 1347 1">
          <text:p/>
        </draw:connector>
        <draw:custom-shape draw:style-name="gr1" draw:text-style-name="P1" xml:id="id12" draw:id="id12" draw:layer="layout" svg:width="1.323cm" svg:height="1.323cm" svg:x="11.729cm" svg:y="3.6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383cm" svg:y1="4.271cm" svg:x2="11.729cm" svg:y2="4.271cm" draw:end-shape="id12" draw:end-glue-point="3" svg:d="M10383 4271h1346" svg:viewBox="0 0 1347 1">
          <text:p/>
        </draw:connector>
        <draw:connector draw:style-name="gr3" draw:text-style-name="P2" draw:layer="layout" draw:line-skew="0.061cm" svg:x1="12.394cm" svg:y1="6.224cm" svg:x2="12.39cm" svg:y2="4.933cm" draw:end-shape="id12" draw:end-glue-point="2" svg:d="M12394 6224v-334h-4v-957" svg:viewBox="0 0 5 1292">
          <text:p/>
        </draw:connector>
        <draw:connector draw:style-name="gr3" draw:text-style-name="P2" draw:layer="layout" draw:line-skew="0.061cm" svg:x1="9.747cm" svg:y1="6.224cm" svg:x2="9.743cm" svg:y2="4.933cm" svg:d="M9747 6224v-334h-4v-957" svg:viewBox="0 0 5 1292">
          <text:p/>
        </draw:connector>
        <draw:connector draw:style-name="gr3" draw:text-style-name="P2" draw:layer="layout" draw:line-skew="0.061cm" svg:x1="7.1cm" svg:y1="6.224cm" svg:x2="7.096cm" svg:y2="4.933cm" svg:d="M7100 6224v-334h-4v-957" svg:viewBox="0 0 5 1292">
          <text:p/>
        </draw:connector>
        <draw:connector draw:style-name="gr3" draw:text-style-name="P2" draw:layer="layout" draw:line-skew="0.061cm" svg:x1="4.38cm" svg:y1="6.224cm" svg:x2="4.376cm" svg:y2="4.933cm" svg:d="M4380 6224v-334h-4v-957" svg:viewBox="0 0 5 1292">
          <text:p/>
        </draw:connector>
        <draw:connector draw:style-name="gr3" draw:text-style-name="P2" draw:layer="layout" draw:line-skew="0.061cm" svg:x1="12.344cm" svg:y1="3.61cm" svg:x2="12.34cm" svg:y2="2.319cm" svg:d="M12344 3610v-334h-4v-957" svg:viewBox="0 0 5 1292">
          <text:p/>
        </draw:connector>
        <draw:frame draw:style-name="gr4" draw:text-style-name="P3" draw:layer="layout" svg:width="1.011cm" svg:height="0.962cm" svg:x="11.906cm" svg:y="6.109cm">
          <draw:text-box>
            <text:p>y<text:span text:style-name="T1">t</text:span></text:p>
          </draw:text-box>
        </draw:frame>
        <draw:frame draw:style-name="gr5" draw:text-style-name="P3" draw:layer="layout" svg:width="1.443cm" svg:height="1.673cm" svg:x="9.261cm" svg:y="6.133cm">
          <draw:text-box>
            <text:p>y<text:span text:style-name="T1">t</text:span><text:span text:style-name="T1">-1</text:span></text:p>
          </draw:text-box>
        </draw:frame>
        <draw:frame draw:style-name="gr4" draw:text-style-name="P3" draw:layer="layout" svg:width="1.731cm" svg:height="0.962cm" svg:x="6.591cm" svg:y="6.133cm">
          <draw:text-box>
            <text:p>y<text:span text:style-name="T1">t-2</text:span></text:p>
          </draw:text-box>
        </draw:frame>
        <draw:frame draw:style-name="gr6" draw:text-style-name="P3" draw:layer="layout" svg:width="1.755cm" svg:height="1.035cm" svg:x="3.946cm" svg:y="6.157cm">
          <draw:text-box>
            <text:p>y<text:span text:style-name="T1">t-3</text:span></text:p>
          </draw:text-box>
        </draw:frame>
        <draw:connector draw:style-name="gr7" draw:text-style-name="P2" draw:layer="layout" svg:x1="1.896cm" svg:y1="4.278cm" svg:x2="3.722cm" svg:y2="4.271cm" svg:d="M1896 4278h913v-7h913" svg:viewBox="0 0 1827 8">
          <text:p/>
        </draw:connector>
        <draw:frame draw:style-name="gr5" draw:text-style-name="P3" draw:layer="layout" svg:width="1.442cm" svg:height="1.673cm" svg:x="11.859cm" svg:y="1.154cm">
          <draw:text-box>
            <text:p><text:span text:style-name="T2">ŷ</text:span><text:span text:style-name="T1">t+1</text:span></text:p>
          </draw:text-box>
        </draw:frame>
        <draw:custom-shape draw:style-name="gr1" draw:text-style-name="P1" xml:id="id13" draw:id="id13" draw:layer="layout" svg:width="1.323cm" svg:height="1.323cm" svg:x="14.398cm" svg:y="9.873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052cm" svg:y1="10.534cm" svg:x2="14.398cm" svg:y2="10.534cm" draw:end-shape="id13" draw:end-glue-point="3" svg:d="M13052 10534h1346" svg:viewBox="0 0 1347 1">
          <text:p/>
        </draw:connector>
        <draw:frame draw:style-name="gr5" draw:text-style-name="P3" draw:layer="layout" svg:width="1.442cm" svg:height="1.673cm" svg:x="14.528cm" svg:y="8.198cm">
          <draw:text-box>
            <text:p><text:span text:style-name="T2">ŷ</text:span><text:span text:style-name="T1">t+2</text:span></text:p>
          </draw:text-box>
        </draw:frame>
        <draw:connector draw:style-name="gr8" draw:text-style-name="P2" draw:layer="layout" draw:type="curve" svg:x1="12.39cm" svg:y1="9.872cm" svg:x2="15.059cm" svg:y2="11.196cm" draw:start-shape="id8" draw:start-glue-point="0" draw:end-shape="id13" draw:end-glue-point="2" svg:d="M12390 9872c0-753 1334-502 1334 661s1335 1413 1335 663" svg:viewBox="0 0 2670 2181">
          <text:p/>
        </draw:connector>
        <draw:custom-shape draw:style-name="gr1" draw:text-style-name="P1" xml:id="id14" draw:id="id14" draw:layer="layout" svg:width="1.323cm" svg:height="1.323cm" svg:x="17.067cm" svg:y="9.873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5.721cm" svg:y1="10.534cm" svg:x2="17.067cm" svg:y2="10.534cm" draw:end-shape="id14" draw:end-glue-point="3" svg:d="M15721 10534h1346" svg:viewBox="0 0 1347 1">
          <text:p/>
        </draw:connector>
        <draw:frame draw:style-name="gr5" draw:text-style-name="P3" draw:layer="layout" svg:width="1.442cm" svg:height="1.673cm" svg:x="17.086cm" svg:y="8.199cm">
          <draw:text-box>
            <text:p><text:span text:style-name="T2">ŷ</text:span><text:span text:style-name="T1">t+3</text:span></text:p>
          </draw:text-box>
        </draw:frame>
        <draw:connector draw:style-name="gr9" draw:text-style-name="P2" draw:layer="layout" draw:type="curve" svg:x1="15.059cm" svg:y1="9.873cm" svg:x2="17.728cm" svg:y2="11.196cm" draw:start-shape="id13" draw:start-glue-point="0" draw:end-shape="id14" draw:end-glue-point="2" svg:d="M15059 9873c0-753 1334-502 1334 660 0 1163 1335 1413 1335 663" svg:viewBox="0 0 2670 2179">
          <text:p/>
        </draw:connector>
        <draw:connector draw:style-name="gr10" draw:text-style-name="P2" draw:layer="layout" draw:type="curve" svg:x1="17.728cm" svg:y1="9.873cm" svg:x2="19.469cm" svg:y2="9.658cm" draw:start-shape="id14" draw:start-glue-point="0" svg:d="M17728 9873c0-753 1741-645 1741-215" svg:viewBox="0 0 1742 553">
          <text:p/>
        </draw:connector>
        <draw:connector draw:style-name="gr10" draw:text-style-name="P2" draw:layer="layout" draw:type="line" svg:x1="18.39cm" svg:y1="10.534cm" svg:x2="19.519cm" svg:y2="10.524cm" draw:start-shape="id14" draw:start-glue-point="1" svg:d="M18390 10534l1129-10" svg:viewBox="0 0 1130 11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9T14:09:02.139870605</meta:creation-date>
    <dc:date>2023-11-29T14:33:19.342641603</dc:date>
    <meta:editing-duration>PT3M55S</meta:editing-duration>
    <meta:editing-cycles>1</meta:editing-cycles>
    <meta:document-statistic meta:object-count="86"/>
    <meta:generator>LibreOffice/7.3.7.2$Linux_X86_64 LibreOffice_project/30$Build-2</meta:generator>
  </office:meta>
</office:document-meta>
</file>